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68ba"/>
    </style:style>
    <style:style style:name="P2" style:family="paragraph" style:parent-style-name="Standard">
      <style:text-properties officeooo:paragraph-rsid="00209b43"/>
    </style:style>
    <style:style style:name="P3" style:family="paragraph" style:parent-style-name="Standard">
      <style:text-properties officeooo:rsid="00210bce" officeooo:paragraph-rsid="00210bce"/>
    </style:style>
    <style:style style:name="P4" style:family="paragraph" style:parent-style-name="Standard">
      <style:text-properties officeooo:rsid="001e68ba" officeooo:paragraph-rsid="001e68ba"/>
    </style:style>
    <style:style style:name="P5" style:family="paragraph" style:parent-style-name="Standard">
      <style:text-properties officeooo:rsid="00209b43" officeooo:paragraph-rsid="00209b43"/>
    </style:style>
    <style:style style:name="T1" style:family="text">
      <style:text-properties officeooo:rsid="001e68ba"/>
    </style:style>
    <style:style style:name="T2" style:family="text">
      <style:text-properties officeooo:rsid="001f2651"/>
    </style:style>
    <style:style style:name="T3" style:family="text">
      <style:text-properties officeooo:rsid="00209b43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GGIUNGERE BACKGROUND –&gt; SUPERCAZZOLA DEI DATI INDIRETTI</text:p>
      <text:p text:style-name="P1"/>
      <text:p text:style-name="P4"><text:span text:style-name="T4">Exploiting</text:span> the challenging <text:span text:style-name="T4">suggestion</text:span> proposed by prof. <text:span text:style-name="T4">Chiesa</text:span> (territorial analysis via Social) our aim is to try <text:span text:style-name="T4">capturing the user’s perception of a city exploiting its digital footprints</text:span>. Particularly, we’d like to study how the city zones evolved in time looking at the geo-tagged contents published on the social-networks; these should help us to:</text:p>
      <text:p text:style-name="P4">1) <text:span text:style-name="T4">enlighten the clustered zones themselves</text:span></text:p>
      <text:p text:style-name="P4">2) <text:span text:style-name="T4">obtain useful statistics through their labeling process done through a machine-learning algorithm</text:span></text:p>
      <text:p text:style-name="P4"><text:s/></text:p>
      <text:p text:style-name="P2"><text:span text:style-name="T1">This idea </text:span><text:span text:style-name="T2">takes inspiration from</text:span><text:span text:style-name="T1"> what has been already tried in Seul </text:span><text:span text:style-name="T2">and published in the paper ‘</text:span>Understanding tourists’ urban images with geotagged photos using convolutional neural networks<text:span text:style-name="T2">’. <text:s/></text:span><text:span text:style-name="T3">The added value we’ll try to bring:</text:span></text:p>
      <text:p text:style-name="P2"><text:span text:style-name="T3">1) Using</text:span><text:span text:style-name="T2"> more than only 1 social (Flickr on that case) </text:span><text:span text:style-name="T3">in order to be make our research even more representative</text:span></text:p>
      <text:p text:style-name="P5">2) Focusing on the time factor giving more emphasis to the evolution of the perception: this is crucial in order to provide the administration a powerful instrument which would help them in the decision-making processes regarding investments in infrastructure or re-qualification of the territ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7T16:11:04.770809093</meta:creation-date>
    <dc:date>2020-10-29T21:41:30.667887095</dc:date>
    <meta:editing-duration>PT2H28M15S</meta:editing-duration>
    <meta:editing-cycles>2</meta:editing-cycles>
    <meta:generator>LibreOffice/7.0.2.2$Linux_X86_64 LibreOffice_project/0b4360524e0359c479b908cb9f8f3765ab0cc7ad</meta:generator>
    <meta:document-statistic meta:table-count="0" meta:image-count="0" meta:object-count="0" meta:page-count="1" meta:paragraph-count="8" meta:word-count="180" meta:character-count="1191" meta:non-whitespace-character-count="1016"/>
  </office:meta>
</office:document-meta>
</file>